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2691F8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title">
      <style:graphic-properties fo:min-height="2.381cm"/>
    </style:style>
    <style:style style:name="pr8" style:family="presentation" style:parent-style-name="Metropolis-outline1">
      <style:graphic-properties fo:min-height="11.93cm"/>
    </style:style>
    <style:style style:name="pr9" style:family="presentation" style:parent-style-name="Metropolis-notes">
      <style:graphic-properties draw:fill-color="#ffffff" fo:min-height="13.114cm"/>
    </style:style>
    <style:style style:name="pr10" style:family="presentation" style:parent-style-name="Metropolis-subtitle">
      <style:graphic-properties draw:fill-color="#ffffff" draw:auto-grow-height="true" fo:min-height="12.18cm"/>
    </style:style>
    <style:style style:name="P1" style:family="paragraph">
      <style:text-properties fo:color="#ffffff"/>
    </style:style>
    <style:style style:name="P2" style:family="paragraph">
      <style:text-properties fo:font-size="28.1000003814697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54pt" style:font-size-asian="40pt" style:font-size-complex="40pt"/>
    </style:style>
    <style:style style:name="T3" style:family="text">
      <style:text-properties fo:font-size="40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4pt" style:font-size-asian="32pt" style:font-size-complex="32pt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31cm" svg:x="6.6cm" svg:y="0.836cm" presentation:class="title" presentation:user-transformed="true">
          <draw:text-box>
            <text:p>Log4j Converter</text:p>
          </draw:text-box>
        </draw:frame>
        <draw:frame presentation:style-name="pr2" draw:text-style-name="P1" draw:layer="layout" svg:width="24.639cm" svg:height="16.24cm" svg:x="1.4cm" svg:y="4.913cm" presentation:class="subtitle" presentation:user-transformed="true">
          <draw:text-box>
            <text:p><text:span text:style-name="T1">Prezentácia riešenia konverto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Ciele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Vytvoriť obojsmerný konvertor</text:p>
              </text:list-item>
              <text:list-item>
                <text:p>Použiteľný ako knižnica</text:p>
              </text:list-item>
              <text:list-item>
                <text:p>Spustiteľný z konz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Analýza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Rozvrhnutie do modelov</text:p>
              </text:list-item>
              <text:list-item>
                <text:p>Kontrolovanie vstupných parametrov</text:p>
              </text:list-item>
              <text:list-item>
                <text:p>Metódy na čítanie z modelov a zapisovanie do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4.251cm" svg:x="6.6cm" svg:y="0.026cm" presentation:class="title" presentation:user-transformed="true">
          <draw:text-box>
            <text:p><text:span text:style-name="T2">Rozdelenie prác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<text:span text:style-name="T3">Projekt sme rozdelili na dva dvojčlenné týmy</text:span></text:p>
              </text:list-item>
              <text:list-item>
                <text:p><text:span text:style-name="T3">Mgr. Martin Paško a Róbert Balent – z property súboru do XML súboru</text:span></text:p>
              </text:list-item>
              <text:list-item>
                <text:p><text:span text:style-name="T3">Jozef Marko a Stanislav Komanec – z XML súboru do property súbor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381cm" svg:x="6.6cm" svg:y="0.961cm" presentation:class="title" presentation:user-transformed="true">
          <draw:text-box>
            <text:p>Kontrola vstupu</text:p>
          </draw:text-box>
        </draw:frame>
        <draw:frame presentation:style-name="pr8" draw:text-style-name="P3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4">1. Všeobecná (whitespaces, duplicita unikátnych properties podľa DTD – implicitné chovanie (vezme posledný))</text:span></text:p>
              </text:list-item>
              <text:list-item>
                <text:p><text:span text:style-name="T4">2. Špecifická:</text:span></text:p>
              </text:list-item>
              <text:list-item>
                <text:p><text:span text:style-name="T4">Loggery: additivity – boolean, level – výčet dostupných levelov</text:span></text:p>
              </text:list-item>
              <text:list-item>
                <text:p><text:span text:style-name="T4">Appendery: threshold, layout – výčet dostupných parametrov alebo custom layout</text:span></text:p>
              </text:list-item>
              <text:list-item>
                <text:p><text:span text:style-name="T4">Predefinované appendery – dvojitá kontrola: výčet parametrov, typová kontrola hodnôt (boolean, integer, voľby)</text:span></text:p>
              </text:list-item>
              <text:list-item>
                <text:p><text:span text:style-name="T4">Renderery, throwableRenderery, rootLogger </text:span></text:p>
              </text:list-item>
              <text:list-item>
                <text:p><text:span text:style-name="T4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Postup práce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Vytvorenie modelov</text:p>
              </text:list-item>
              <text:list-item>
                <text:p>Jednotkové testy k modelom</text:p>
              </text:list-item>
              <text:list-item>
                <text:p>Kontrola správneho načítania </text:p>
              </text:list-item>
              <text:list-item>
                <text:p>Konverzia a ukladanie do cieľových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4cm" presentation:class="title" presentation:user-transformed="true">
          <draw:text-box>
            <text:p><text:span text:style-name="T5">Testovanie aplikácie</text:span>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6">Vytvorenie jednoduchej aplikácie s využitím log4j metód: info, error, warn, debug …</text:span></text:p>
              </text:list-item>
              <text:list-item>
                <text:p><text:span text:style-name="T6">Aplikácia nakonfigurovaná pomocou pôvodného súboru</text:span></text:p>
              </text:list-item>
              <text:list-item>
                <text:p><text:span text:style-name="T6">Aplikácia nakonfigurovaná pomocou prevedeného súboru</text:span></text:p>
              </text:list-item>
              <text:list-item>
                <text:p><text:span text:style-name="T6">Porovnanie výstupo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Poďakovanie</text:p>
          </draw:text-box>
        </draw:frame>
        <draw:frame presentation:style-name="pr5" draw:text-style-name="P4" draw:layer="layout" svg:width="24.639cm" svg:height="16.24cm" svg:x="1.4cm" svg:y="4.913cm" presentation:class="outline" presentation:user-transformed="true">
          <draw:text-box>
            <text:list text:style-name="L2">
              <text:list-header>
                <text:p text:style-name="P4">Ďakujeme nášmu vedúcemu Mgr. Filipovi Nguyenovi za cenné rady a vedenie pri realizácií projekt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Log4j converter</text:p>
          </draw:text-box>
        </draw:frame>
        <draw:frame presentation:style-name="pr10" draw:text-style-name="P6" draw:layer="layout" svg:width="24.639cm" svg:height="12.18cm" svg:x="1.4cm" svg:y="4.913cm" presentation:class="subtitle">
          <draw:text-box>
            <text:list text:style-name="L1">
              <text:list-header>
                <text:p text:style-name="P5"><text:span text:style-name="T7">Ďakujeme za pozornos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62691F83.pn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čísl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nislav Komanec</meta:initial-creator>
    <meta:creation-date>2013-05-29T20:03:42</meta:creation-date>
    <dc:date>2013-06-03T15:03:57</dc:date>
    <meta:editing-duration>PT35M39S</meta:editing-duration>
    <meta:editing-cycles>11</meta:editing-cycles>
    <meta:generator>LibreOffice/4.0.2.2$Linux_X86_64 LibreOffice_project/400m0$Build-2</meta:generator>
    <dc:creator>Stanislav Komanec</dc:creator>
    <meta:document-statistic meta:object-count="69"/>
  </office:meta>
</office:document-meta>
</file>